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07cm" fo:margin-left="0cm" fo:margin-top="0cm" fo:margin-bottom="0cm" table:align="left"/>
    </style:style>
    <style:style style:name="Tableau1.A" style:family="table-column">
      <style:table-column-properties style:column-width="4.20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3.702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3.01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text-properties style:font-name="Latin Modern Mat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size="10pt" officeooo:rsid="000cb93e" officeooo:paragraph-rsid="000cb93e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atin Modern Math" fo:font-size="10pt" officeooo:paragraph-rsid="000cd1fe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size="10pt" officeooo:rsid="00128878" officeooo:paragraph-rsid="00128878" style:font-size-asian="10pt" style:font-size-complex="10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Latin Modern Math" fo:font-size="10pt" officeooo:rsid="00246fbe" officeooo:paragraph-rsid="00246fb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atin Modern Math" fo:font-size="10pt" officeooo:rsid="001e903a" officeooo:paragraph-rsid="001e903a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Latin Modern Math" fo:font-size="10pt" fo:font-weight="bold" officeooo:rsid="000b5409" officeooo:paragraph-rsid="000b540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512fe"/>
    </style:style>
    <style:style style:name="T1" style:family="text">
      <style:text-properties officeooo:rsid="000cd1fe"/>
    </style:style>
    <style:style style:name="T2" style:family="text">
      <style:text-properties officeooo:rsid="000e2e17"/>
    </style:style>
    <style:style style:name="T3" style:family="text">
      <style:text-properties officeooo:rsid="000fb0e1"/>
    </style:style>
    <style:style style:name="T4" style:family="text">
      <style:text-properties officeooo:rsid="00118120"/>
    </style:style>
    <style:style style:name="T5" style:family="text">
      <style:text-properties officeooo:rsid="00218b0a"/>
    </style:style>
    <style:style style:name="T6" style:family="text">
      <style:text-properties officeooo:rsid="0021afa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389ba"/>
    </style:style>
    <style:style style:name="T9" style:family="text">
      <style:text-properties officeooo:rsid="0026b3c0"/>
    </style:style>
    <style:style style:name="T10" style:family="text">
      <style:text-properties officeooo:rsid="002841c0"/>
    </style:style>
    <style:style style:name="T11" style:family="text">
      <style:text-properties style:font-name="Latin Modern Math" fo:font-size="10pt" officeooo:rsid="002512fe" style:font-size-asian="10pt" style:font-size-complex="10pt"/>
    </style:style>
    <style:style style:name="T12" style:family="text">
      <style:text-properties style:font-name="Latin Modern Math" fo:font-size="10pt" officeooo:rsid="002841c0" style:font-size-asian="10pt" style:font-size-complex="10pt"/>
    </style:style>
    <style:style style:name="T13" style:family="text">
      <style:text-properties style:font-name="Latin Modern Math" fo:font-size="10pt" officeooo:rsid="0029edf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 Calcul parallèle</text:p>
      <text:p text:style-name="P2">Clément Hue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2">name</text:p>
          </table:table-cell>
          <table:table-cell table:style-name="Tableau1.A1" office:value-type="string">
            <text:p text:style-name="P12"><text:s text:c="4"/>matrix size</text:p>
          </table:table-cell>
          <table:table-cell table:style-name="Tableau1.A1" office:value-type="string">
            <text:p text:style-name="P12"><text:s/>average running times <text:span text:style-name="T8">(en s)</text:span></text:p>
          </table:table-cell>
          <table:table-cell table:style-name="Tableau1.A1" office:value-type="string">
            <text:p text:style-name="P12">Gflops</text:p>
          </table:table-cell>
          <table:table-cell table:style-name="Tableau1.A1" office:value-type="string">
            <text:p text:style-name="P12">speed up</text:p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4233</text:p>
          </table:table-cell>
          <table:table-cell table:style-name="Tableau1.A1" office:value-type="string">
            <text:p text:style-name="P7">1,7178691894148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24,109539</text:p>
          </table:table-cell>
          <table:table-cell table:style-name="Tableau1.A1" office:value-type="string">
            <text:p text:style-name="P7">0,08295471763271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gister-optimised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783417</text:p>
          </table:table-cell>
          <table:table-cell table:style-name="Tableau1.A1" office:value-type="string">
            <text:p text:style-name="P7">0,22770181581951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Local sum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68809</text:p>
          </table:table-cell>
          <table:table-cell table:style-name="Tableau1.A1" office:value-type="string">
            <text:p text:style-name="P7">0,23340466568924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693642</text:p>
          </table:table-cell>
          <table:table-cell table:style-name="Tableau1.A1" office:value-type="string">
            <text:p text:style-name="P7">0,230053181393943</text:p>
          </table:table-cell>
          <table:table-cell table:style-name="Tableau1.A1" office:value-type="string">
            <text:p text:style-name="P9">277 %</text:p>
          </table:table-cell>
        </table:table-row>
        <table:table-row table:style-name="Tableau1.1">
          <table:table-cell table:style-name="Tableau1.A1" office:value-type="string">
            <text:p text:style-name="P5">Unfold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952</text:p>
          </table:table-cell>
          <table:table-cell table:style-name="Tableau1.A1" office:value-type="string">
            <text:p text:style-name="P7">0,232688011913626</text:p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1" office:value-type="string">
            <text:p text:style-name="P5">Unfolded subblock 2x2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4,330089</text:p>
          </table:table-cell>
          <table:table-cell table:style-name="Tableau1.A1" office:value-type="string">
            <text:p text:style-name="P7">0,46188427073900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Interchang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23281</text:p>
          </table:table-cell>
          <table:table-cell table:style-name="Tableau1.A1" office:value-type="string">
            <text:p text:style-name="P7">1,7804983793013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Transposed B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8042</text:p>
          </table:table-cell>
          <table:table-cell table:style-name="Tableau1.A1" office:value-type="string">
            <text:p text:style-name="P7">1,4488344127149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67546</text:p>
          </table:table-cell>
          <table:table-cell table:style-name="Tableau1.A1" office:value-type="string">
            <text:p text:style-name="P7">1,5778520069488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10211</text:p>
          </table:table-cell>
          <table:table-cell table:style-name="Tableau1.A1" office:value-type="string">
            <text:p text:style-name="P7">1,5264716904376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59131</text:p>
          </table:table-cell>
          <table:table-cell table:style-name="Tableau1.A1" office:value-type="string">
            <text:p text:style-name="P7">1,7254305164817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524282</text:p>
          </table:table-cell>
          <table:table-cell table:style-name="Tableau1.A1" office:value-type="string">
            <text:p text:style-name="P7">1,3120931691117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64914</text:p>
          </table:table-cell>
          <table:table-cell table:style-name="Tableau1.A1" office:value-type="string">
            <text:p text:style-name="P7">1,2012632484320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813603</text:p>
          </table:table-cell>
          <table:table-cell table:style-name="Tableau1.A1" office:value-type="string">
            <text:p text:style-name="P7">1,102777178908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46555</text:p>
          </table:table-cell>
          <table:table-cell table:style-name="Tableau1.A1" office:value-type="string">
            <text:p text:style-name="P7">1,604421786443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92852</text:p>
          </table:table-cell>
          <table:table-cell table:style-name="Tableau1.A1" office:value-type="string">
            <text:p text:style-name="P7">1,1814381883354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0,890399</text:p>
          </table:table-cell>
          <table:table-cell table:style-name="Tableau1.A1" office:value-type="string">
            <text:p text:style-name="P7">2,2461840141329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1,831318</text:p>
          </table:table-cell>
          <table:table-cell table:style-name="Tableau1.A1" office:value-type="string">
            <text:p text:style-name="P7">0,16904287417513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01698</text:p>
          </table:table-cell>
          <table:table-cell table:style-name="Tableau1.A1" office:value-type="string">
            <text:p text:style-name="P7">1,6643116656597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77744</text:p>
          </table:table-cell>
          <table:table-cell table:style-name="Tableau1.A1" office:value-type="string">
            <text:p text:style-name="P7">1,5652587685796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16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6742</text:p>
          </table:table-cell>
          <table:table-cell table:style-name="Tableau1.A1" office:value-type="string">
            <text:p text:style-name="P7">1,4850654394085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32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7257</text:p>
          </table:table-cell>
          <table:table-cell table:style-name="Tableau1.A1" office:value-type="string">
            <text:p text:style-name="P7">1,4844977610062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0642</text:p>
          </table:table-cell>
          <table:table-cell table:style-name="Tableau1.A1" office:value-type="string">
            <text:p text:style-name="P7">1,469894358692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9011</text:p>
          </table:table-cell>
          <table:table-cell table:style-name="Tableau1.A1" office:value-type="string">
            <text:p text:style-name="P7">1,460908641347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59778</text:p>
          </table:table-cell>
          <table:table-cell table:style-name="Tableau1.A1" office:value-type="string">
            <text:p text:style-name="P7">1,4708283263885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9102</text:p>
          </table:table-cell>
          <table:table-cell table:style-name="Tableau1.A1" office:value-type="string">
            <text:p text:style-name="P7">1,710714719502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Sustained performances (831002166000.0000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470553</text:p>
          </table:table-cell>
          <table:table-cell table:style-name="Tableau1.A1" office:value-type="string">
            <text:p text:style-name="P7">1,36003258638077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"/>
      <text:p text:style-name="P3"/>
      <text:p text:style-name="P4">3) Au vue des résultats, les performances obtenues par la version naïve avec les optimisations sont proche de celle de la version register-optimised et local-sum, on en déduit que le compilateur optimise le code pour que les registres soient le plus utilisé.</text:p>
      <text:p text:style-name="P6"><text:span text:style-name="T1">On remarque également au vu des tests, qu’en découpant la matrice par block</text:span><text:span text:style-name="T9">s</text:span><text:span text:style-name="T1">, on obtient de bien meilleurs performance, jusqu’à 10 fois plus rapide. Donc le compilateur ne suffit pas à l’optimisation, le programmeur doit intervenir pour améliorer les performances.. </text:span><text:span text:style-name="T2">En découpant la matrice par block</text:span><text:span text:style-name="T4">s</text:span><text:span text:style-name="T2">, ceux-ci sont suffisamment petit pour entrer dans les caches du processeur, Or le temps </text:span><text:span text:style-name="T3">d’accès</text:span><text:span text:style-name="T2"> aux cache</text:span><text:span text:style-name="T3">s</text:span><text:span text:style-name="T2"> du processeur </text:span><text:span text:style-name="T3">est</text:span><text:span text:style-name="T2"> bien plus rapide que </text:span><text:span text:style-name="T4">celui</text:span><text:span text:style-name="T2"> en mémoire central.</text:span></text:p>
      <text:p text:style-name="P8"><text:span text:style-name="T2">L</text:span>es méthodes <text:span text:style-name="T6">récursive</text:span> quand à elles, montrent de moins bonne performance, car le langage C est un langage impérative et non fonctionnel. Le langage C ajoute à la <text:span text:style-name="T7">stack</text:span> les fonctions et ses arguments appelées, en faisant de la récursivité, la <text:span text:style-name="T7">stack</text:span> peut devenir grande, impactant les performances.</text:p>
      <text:p text:style-name="P10">Le parcours par transposé est également plus performant car on parcours les 2 matrices par ligne. Or le parcours par ligne est plus performant car les tableaux sont contigus en mémoire, il n’y a pas de saut d’un <text:soft-page-break/>emplacement mémoire vers un autre. <text:span text:style-name="T5">Le parcours par colonne engendre des sauts, car on passe d’un tableau à un autre à chaque itération de boucle. </text:span></text:p>
      <text:p text:style-name="P10"/>
      <text:p text:style-name="P13"><text:span text:style-name="T11">4) Pour obtenir de meilleur résultat on peut combiner la méthode de la transposer et la méthode des </text:span><text:span text:style-name="T12">Block</text:span><text:span text:style-name="T13">R</text:span><text:span text:style-name="T12">ectangular 40x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7:31.231019832</meta:creation-date>
    <dc:date>2021-03-14T10:19:26.996742257</dc:date>
    <meta:editing-duration>PT4H15M24S</meta:editing-duration>
    <meta:editing-cycles>21</meta:editing-cycles>
    <meta:generator>LibreOffice/6.4.6.2$Linux_X86_64 LibreOffice_project/40$Build-2</meta:generator>
    <meta:document-statistic meta:table-count="1" meta:image-count="0" meta:object-count="0" meta:page-count="2" meta:paragraph-count="125" meta:word-count="426" meta:character-count="2920" meta:non-whitespace-character-count="2613"/>
  </office:meta>
</office:document-meta>
</file>